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wiss" style:font-pitch="variable"/>
    <style:font-face style:name="MinionPro-Regular" svg:font-family="MinionPro-Regular" style:font-family-generic="system"/>
    <style:font-face style:name="Porto Sans Bold" svg:font-family="Porto Sans Bold" style:font-family-generic="system" style:font-pitch="variable"/>
    <style:font-face style:name="PortoSans-Bold" svg:font-family="PortoSans-Bold" style:font-family-generic="system" style:font-pitch="variable"/>
    <style:font-face style:name="Porto Sans Light" svg:font-family="Porto Sans Light" style:font-family-generic="system" style:font-pitch="variable"/>
    <style:font-face style:name="PortoSans-Regular" svg:font-family="PortoSans-Regular" style:font-family-generic="system"/>
    <style:font-face style:name="Porto Sans" svg:font-family="Porto Sans" style:font-family-generic="system" style:font-pitch="variable"/>
    <style:font-face style:name="PortoSerif-Regular" svg:font-family="PortoSerif-Regular" style:font-family-generic="system" style:font-pitch="variable"/>
    <style:font-face style:name="Porto Serif Light" svg:font-family="Porto Serif Light" style:font-family-generic="system" style:font-pitch="variable"/>
    <style:font-face style:name="PortoSerif-Light" svg:font-family="PortoSerif-Light" style:font-family-generic="system" style:font-pitch="variable"/>
    <style:font-face style:name="PortoSans-Light" svg:font-family="PortoSans-Light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0.4534in" style:use-optimal-column-width="false"/>
    </style:style>
    <style:style style:name="TableColumn3" style:family="table-column">
      <style:table-column-properties style:column-width="0.1666in" style:use-optimal-column-width="false"/>
    </style:style>
    <style:style style:name="TableColumn4" style:family="table-column">
      <style:table-column-properties style:column-width="0.3062in" style:use-optimal-column-width="false"/>
    </style:style>
    <style:style style:name="TableColumn5" style:family="table-column">
      <style:table-column-properties style:column-width="0.5256in" style:use-optimal-column-width="false"/>
    </style:style>
    <style:style style:name="TableColumn6" style:family="table-column">
      <style:table-column-properties style:column-width="0.4923in" style:use-optimal-column-width="false"/>
    </style:style>
    <style:style style:name="TableColumn7" style:family="table-column">
      <style:table-column-properties style:column-width="3.4986in" style:use-optimal-column-width="false"/>
    </style:style>
    <style:style style:name="TableColumn8" style:family="table-column">
      <style:table-column-properties style:column-width="2.8569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1" style:family="table" style:master-page-name="MP0">
      <style:table-properties style:width="8.3277in" fo:margin-left="-0.4923in" table:align="left"/>
    </style:style>
    <style:style style:name="TableRow10" style:family="table-row">
      <style:table-row-properties style:min-row-height="0.9423in" style:use-optimal-row-height="false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break-before="page"/>
    </style:style>
    <style:style style:name="T13" style:parent-style-name="Tipodeletrapredefinidodoparágrafo" style:family="text">
      <style:text-properties style:language-asian="pt" style:country-asian="PT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TableRow17" style:family="table-row">
      <style:table-row-properties style:row-height="1.3208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TableCell21" style:family="table-cell">
      <style:table-cell-properties fo:border="none" style:writing-mode="lr-tb" fo:padding-top="0.059in" fo:padding-left="0in" fo:padding-bottom="0in" fo:padding-right="0in"/>
    </style:style>
    <style:style style:name="P22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23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24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25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26" style:parent-style-name="Normal" style:family="paragraph">
      <style:text-properties style:font-name="Porto Sans Light" fo:font-size="8pt" style:font-size-asian="8pt" style:font-size-complex="8pt" fo:language="en" fo:country="US"/>
    </style:style>
    <style:style style:name="P27" style:parent-style-name="Normal" style:family="paragraph">
      <style:text-properties style:font-name="Porto Sans Light" fo:font-size="8pt" style:font-size-asian="8pt" style:font-size-complex="8pt" fo:language="en" fo:country="US"/>
    </style:style>
    <style:style style:name="P28" style:parent-style-name="Normal" style:family="paragraph">
      <style:text-properties fo:language="en" fo:country="US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text-properties fo:language="en" fo:country="US"/>
    </style:style>
    <style:style style:name="TableRow31" style:family="table-row">
      <style:table-row-properties style:row-height="0.1104in"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paragraph-properties fo:text-align="end"/>
      <style:text-properties fo:language="en" fo:country="US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Normal" style:family="paragraph">
      <style:paragraph-properties fo:margin-left="-0.0444in" fo:text-indent="0.0444in">
        <style:tab-stops>
          <style:tab-stop style:type="left" style:position="0.7013in"/>
        </style:tab-stops>
      </style:paragraph-properties>
    </style:style>
    <style:style style:name="T41" style:parent-style-name="Tipodeletrapredefinidodoparágrafo" style:family="text">
      <style:text-properties style:font-name="Porto Sans Bold" style:font-name-complex="PortoSans-Regular" fo:font-size="40pt" style:font-size-asian="40pt" style:font-size-complex="40pt"/>
    </style:style>
    <style:style style:name="TableCell42" style:family="table-cell">
      <style:table-cell-properties fo:border-top="none" fo:border-left="none" fo:border-bottom="0.0208in solid #000000" fo:border-right="none" style:writing-mode="lr-tb" fo:padding-top="0in" fo:padding-left="0.075in" fo:padding-bottom="0in" fo:padding-right="0.075in"/>
    </style:style>
    <style:style style:name="P43" style:parent-style-name="Normal" style:family="paragraph">
      <style:text-properties fo:language="en" fo:country="US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text-properties fo:language="en" fo:country="US"/>
    </style:style>
    <style:style style:name="TableRow46" style:family="table-row">
      <style:table-row-properties style:row-height="1.1687in" style:use-optimal-row-height="false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paragraph-properties>
        <style:tab-stops>
          <style:tab-stop style:type="left" style:position="0.6569in"/>
        </style:tab-stops>
      </style:paragraph-properties>
      <style:text-properties style:font-name="Porto Sans Bold" style:font-name-complex="PortoSans-Regular" fo:font-size="40pt" style:font-size-asian="40pt" style:font-size-complex="40pt"/>
    </style:style>
    <style:style style:name="TableCell49" style:family="table-cell">
      <style:table-cell-properties fo:border="none" style:writing-mode="lr-tb" fo:padding-top="0.0784in" fo:padding-left="0in" fo:padding-bottom="0in" fo:padding-right="0in"/>
    </style:style>
    <style:style style:name="P50" style:parent-style-name="Normal" style:family="paragraph">
      <style:paragraph-properties fo:border-top="0.0069in solid #FFFFFF" fo:border-left="none" fo:border-bottom="none" fo:border-right="none" fo:padding-top="0.0138in" fo:padding-left="0in" fo:padding-bottom="0in" fo:padding-right="0in" style:shadow="none" fo:line-height="130%"/>
      <style:text-properties style:font-name="Porto Sans Bold" fo:text-transform="uppercase" fo:font-size="7.5pt" style:font-size-asian="7.5pt" style:font-size-complex="7.5pt"/>
    </style:style>
    <style:style style:name="P51" style:parent-style-name="Normal" style:family="paragraph">
      <style:paragraph-properties fo:line-height="130%" fo:margin-left="0.0965in" fo:text-indent="-0.0965in">
        <style:tab-stops>
          <style:tab-stop style:type="left" style:position="0.1958in"/>
        </style:tab-stops>
      </style:paragraph-properties>
    </style:style>
    <style:style style:name="T52" style:parent-style-name="Tipodeletrapredefinidodoparágrafo" style:family="text">
      <style:text-properties style:font-name="Porto Sans Light" fo:font-size="7.5pt" style:font-size-asian="7.5pt" style:font-size-complex="7.5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Row55" style:family="table-row">
      <style:table-row-properties style:row-height="2.2652in" style:use-optimal-row-height="false" fo:keep-together="always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Normal" style:family="paragraph">
      <style:paragraph-properties fo:widows="0" fo:orphans="0" style:text-autospace="none" style:vertical-align="middle" fo:line-height="120%"/>
    </style:style>
    <style:style style:name="T59" style:parent-style-name="Tipodeletrapredefinidodoparágrafo" style:family="text">
      <style:text-properties style:font-name="Porto Sans" style:font-name-complex="PortoSerif-Regular" fo:color="#000000" fo:letter-spacing="-0.0034in" fo:font-size="20pt" style:font-size-asian="20pt" style:font-size-complex="24pt" fo:language="en" fo:country="GB"/>
    </style:style>
    <style:style style:name="P60" style:parent-style-name="BasicParagraph" style:family="paragraph">
      <style:paragraph-properties fo:line-height="130%"/>
    </style:style>
    <style:style style:name="T61" style:parent-style-name="Tipodeletrapredefinidodoparágrafo" style:family="text">
      <style:text-properties style:font-name="Porto Serif Light" style:font-name-complex="PortoSerif-Light" fo:font-size="18pt" style:font-size-asian="18pt" style:font-size-complex="18pt" fo:language="pt" fo:country="PT"/>
    </style:style>
    <style:style style:name="P62" style:parent-style-name="BasicParagraph" style:family="paragraph">
      <style:paragraph-properties fo:line-height="300%"/>
      <style:text-properties style:font-name="PortoSerif-Light" style:font-name-complex="PortoSerif-Light" fo:font-size="18pt" style:font-size-asian="18pt" style:font-size-complex="18pt" fo:language="pt" fo:country="PT"/>
    </style:style>
    <style:style style:name="P63" style:parent-style-name="BasicParagraph" style:family="paragraph">
      <style:paragraph-properties fo:line-height="300%"/>
      <style:text-properties style:font-name="PortoSerif-Light" style:font-name-complex="PortoSerif-Light" fo:font-size="18pt" style:font-size-asian="18pt" style:font-size-complex="18pt" fo:language="pt" fo:country="PT"/>
    </style:style>
    <style:style style:name="P64" style:parent-style-name="BasicParagraph" style:family="paragraph">
      <style:paragraph-properties fo:text-align="justify" fo:margin-left="12.1083in" fo:text-indent="-10.0409in">
        <style:tab-stops/>
      </style:paragraph-properties>
    </style:style>
    <style:style style:name="T65" style:parent-style-name="Tipodeletrapredefinidodoparágrafo" style:family="text">
      <style:text-properties style:font-name="Porto Sans Light" style:font-name-complex="PortoSans-Light" fo:text-transform="uppercase" fo:language="pt" fo:country="PT"/>
    </style:style>
    <style:style style:name="T66" style:parent-style-name="Tipodeletrapredefinidodoparágrafo" style:family="text">
      <style:text-properties style:font-name="Porto Sans Light" style:font-name-complex="PortoSans-Light" fo:text-transform="uppercase" fo:language="pt" fo:country="PT"/>
    </style:style>
    <style:style style:name="T67" style:parent-style-name="Tipodeletrapredefinidodoparágrafo" style:family="text">
      <style:text-properties style:font-name="Porto Sans Bold" style:font-name-complex="PortoSans-Bold" style:font-weight-complex="bold" fo:text-transform="uppercase" fo:language="pt" fo:country="PT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Row70" style:family="table-row">
      <style:table-row-properties style:min-row-height="0.7534in" style:use-optimal-row-height="false" fo:keep-together="always"/>
    </style:style>
    <style:style style:name="P71" style:parent-style-name="BasicParagraph" style:family="paragraph">
      <style:paragraph-properties fo:line-height="130%"/>
      <style:text-properties style:font-name="PortoSerif-Regular" style:font-name-complex="PortoSerif-Regular" fo:letter-spacing="-0.0034in" fo:font-size="24pt" style:font-size-asian="24pt" style:font-size-complex="24pt" fo:language="pt" fo:country="PT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Row73" style:family="table-row">
      <style:table-row-properties style:min-row-height="0.1951in" style:use-optimal-row-height="false" fo:keep-together="always"/>
    </style:style>
    <style:style style:name="P74" style:parent-style-name="BasicParagraph" style:family="paragraph">
      <style:paragraph-properties fo:line-height="130%"/>
      <style:text-properties style:font-name="PortoSerif-Regular" style:font-name-complex="PortoSerif-Regular" fo:letter-spacing="-0.0034in" fo:font-size="24pt" style:font-size-asian="24pt" style:font-size-complex="24pt" fo:language="pt" fo:country="PT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Row76" style:family="table-row">
      <style:table-row-properties style:min-row-height="3.7104in" style:use-optimal-row-height="false" fo:keep-together="always"/>
    </style:style>
    <style:style style:name="TableCell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78" style:parent-style-name="Tipodeletrapredefinidodoparágrafo" style:family="text">
      <style:text-properties style:language-asian="pt" style:country-asian="PT"/>
    </style:style>
    <style:style style:name="P79" style:parent-style-name="Normal" style:family="paragraph">
      <style:paragraph-properties fo:break-before="page"/>
    </style:style>
    <style:style style:name="TableColumn81" style:family="table-column">
      <style:table-column-properties style:column-width="0.5923in" style:use-optimal-column-width="false"/>
    </style:style>
    <style:style style:name="TableColumn82" style:family="table-column">
      <style:table-column-properties style:column-width="0.1965in" style:use-optimal-column-width="false"/>
    </style:style>
    <style:style style:name="TableColumn83" style:family="table-column">
      <style:table-column-properties style:column-width="0.3979in" style:use-optimal-column-width="false"/>
    </style:style>
    <style:style style:name="TableColumn84" style:family="table-column">
      <style:table-column-properties style:column-width="0.525in" style:use-optimal-column-width="false"/>
    </style:style>
    <style:style style:name="TableColumn85" style:family="table-column">
      <style:table-column-properties style:column-width="0.4305in" style:use-optimal-column-width="false"/>
    </style:style>
    <style:style style:name="TableColumn86" style:family="table-column">
      <style:table-column-properties style:column-width="4.9222in" style:use-optimal-column-width="false"/>
    </style:style>
    <style:style style:name="TableColumn87" style:family="table-column">
      <style:table-column-properties style:column-width="1.2791in" style:use-optimal-column-width="false"/>
    </style:style>
    <style:style style:name="TableColumn88" style:family="table-column">
      <style:table-column-properties style:column-width="2.4395in" style:use-optimal-column-width="false"/>
    </style:style>
    <style:style style:name="Table80" style:family="table">
      <style:table-properties style:width="10.7833in" fo:margin-left="-0.3937in" table:align="left"/>
    </style:style>
    <style:style style:name="TableRow89" style:family="table-row">
      <style:table-row-properties style:min-row-height="0.9472in" style:use-optimal-row-height="false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T91" style:parent-style-name="Tipodeletrapredefinidodoparágrafo" style:family="text">
      <style:text-properties style:language-asian="pt" style:country-asian="PT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Row96" style:family="table-row">
      <style:table-row-properties style:row-height="1.327in"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TableCell103" style:family="table-cell">
      <style:table-cell-properties fo:border="none" style:writing-mode="lr-tb" fo:padding-top="0.059in" fo:padding-left="0in" fo:padding-bottom="0in" fo:padding-right="0in"/>
    </style:style>
    <style:style style:name="P104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105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106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107" style:parent-style-name="Normal" style:family="paragraph">
      <style:paragraph-properties fo:widows="0" fo:orphans="0" style:text-autospace="none" style:vertical-align="middle" fo:line-height="120%"/>
      <style:text-properties style:font-name="Porto Sans Bold" style:font-name-complex="PortoSans-Bold" style:font-weight-complex="bold" fo:text-transform="uppercase" fo:color="#000000" fo:font-size="8pt" style:font-size-asian="8pt" style:font-size-complex="8pt" fo:language="en" fo:country="US"/>
    </style:style>
    <style:style style:name="P108" style:parent-style-name="Normal" style:family="paragraph">
      <style:text-properties style:font-name="Porto Sans Light" fo:font-size="8pt" style:font-size-asian="8pt" style:font-size-complex="8pt" fo:language="en" fo:country="US"/>
    </style:style>
    <style:style style:name="T109" style:parent-style-name="Tipodeletrapredefinidodoparágrafo" style:family="text">
      <style:text-properties style:font-name="Porto Sans Light" fo:font-size="8pt" style:font-size-asian="8pt" style:font-size-complex="8pt" fo:language="en" fo:country="US"/>
    </style:style>
    <style:style style:name="T110" style:parent-style-name="Tipodeletrapredefinidodoparágrafo" style:family="text">
      <style:text-properties fo:language="en" fo:country="US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text-properties fo:language="en" fo:country="US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P114" style:parent-style-name="Normal" style:family="paragraph">
      <style:text-properties fo:language="en" fo:country="US"/>
    </style:style>
    <style:style style:name="TableRow115" style:family="table-row">
      <style:table-row-properties style:row-height="0.1118in"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paragraph-properties fo:text-align="end"/>
      <style:text-properties fo:language="en" fo:country="US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Normal" style:family="paragraph">
      <style:paragraph-properties fo:margin-left="-0.0444in" fo:text-indent="0.0444in">
        <style:tab-stops>
          <style:tab-stop style:type="left" style:position="0.7013in"/>
        </style:tab-stops>
      </style:paragraph-properties>
    </style:style>
    <style:style style:name="T125" style:parent-style-name="Tipodeletrapredefinidodoparágrafo" style:family="text">
      <style:text-properties style:font-name="Porto Sans Bold" style:font-name-complex="PortoSans-Regular" fo:font-size="40pt" style:font-size-asian="40pt" style:font-size-complex="40pt"/>
    </style:style>
    <style:style style:name="TableCell126" style:family="table-cell">
      <style:table-cell-properties fo:border-top="none" fo:border-left="none" fo:border-bottom="0.0208in solid #000000" fo:border-right="none" style:writing-mode="lr-tb" fo:padding-top="0in" fo:padding-left="0.075in" fo:padding-bottom="0in" fo:padding-right="0.075in"/>
    </style:style>
    <style:style style:name="P127" style:parent-style-name="Normal" style:family="paragraph">
      <style:text-properties fo:language="en" fo:country="US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text-properties fo:language="en" fo:country="US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Normal" style:family="paragraph">
      <style:text-properties fo:language="en" fo:country="US"/>
    </style:style>
    <style:style style:name="TableRow132" style:family="table-row">
      <style:table-row-properties style:row-height="1.175in" style:use-optimal-row-height="false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paragraph-properties>
        <style:tab-stops>
          <style:tab-stop style:type="left" style:position="0.6569in"/>
        </style:tab-stops>
      </style:paragraph-properties>
      <style:text-properties style:font-name="Porto Sans Bold" style:font-name-complex="PortoSans-Regular" fo:font-size="40pt" style:font-size-asian="40pt" style:font-size-complex="40pt"/>
    </style:style>
    <style:style style:name="TableCell135" style:family="table-cell">
      <style:table-cell-properties fo:border="none" style:writing-mode="lr-tb" fo:padding-top="0.0784in" fo:padding-left="0in" fo:padding-bottom="0in" fo:padding-right="0in"/>
    </style:style>
    <style:style style:name="P136" style:parent-style-name="Normal" style:family="paragraph">
      <style:paragraph-properties fo:border-top="0.0069in solid #FFFFFF" fo:border-left="none" fo:border-bottom="none" fo:border-right="none" fo:padding-top="0.0138in" fo:padding-left="0in" fo:padding-bottom="0in" fo:padding-right="0in" style:shadow="none" fo:line-height="130%"/>
      <style:text-properties style:font-name="Porto Sans Bold" fo:text-transform="uppercase" fo:font-size="7.5pt" style:font-size-asian="7.5pt" style:font-size-complex="7.5pt"/>
    </style:style>
    <style:style style:name="P137" style:parent-style-name="Normal" style:family="paragraph">
      <style:paragraph-properties fo:line-height="130%" fo:margin-left="0.0965in" fo:text-indent="-0.0965in">
        <style:tab-stops>
          <style:tab-stop style:type="left" style:position="0.1958in"/>
        </style:tab-stops>
      </style:paragraph-properties>
    </style:style>
    <style:style style:name="T138" style:parent-style-name="Tipodeletrapredefinidodoparágrafo" style:family="text">
      <style:text-properties style:font-name="Porto Sans Light" fo:font-size="7.5pt" style:font-size-asian="7.5pt" style:font-size-complex="7.5pt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ableRow140" style:family="table-row">
      <style:table-row-properties style:row-height="2.2763in" style:use-optimal-row-height="false" fo:keep-together="always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Normal" style:family="paragraph">
      <style:paragraph-properties fo:widows="0" fo:orphans="0" style:text-autospace="none" style:vertical-align="middle" fo:line-height="120%"/>
    </style:style>
    <style:style style:name="T144" style:parent-style-name="Tipodeletrapredefinidodoparágrafo" style:family="text">
      <style:text-properties style:font-name="Porto Sans" style:font-name-complex="PortoSerif-Regular" fo:color="#000000" fo:letter-spacing="-0.0034in" fo:font-size="20pt" style:font-size-asian="20pt" style:font-size-complex="24pt" fo:language="en" fo:country="GB"/>
    </style:style>
    <style:style style:name="P145" style:parent-style-name="BasicParagraph" style:family="paragraph">
      <style:paragraph-properties fo:line-height="130%"/>
    </style:style>
    <style:style style:name="T146" style:parent-style-name="Tipodeletrapredefinidodoparágrafo" style:family="text">
      <style:text-properties style:font-name="Porto Sans Light" style:font-name-complex="PortoSerif-Light" fo:font-size="14pt" style:font-size-asian="14pt" style:font-size-complex="18pt"/>
    </style:style>
    <style:style style:name="P147" style:parent-style-name="BasicParagraph" style:family="paragraph">
      <style:paragraph-properties fo:line-height="130%"/>
    </style:style>
    <style:style style:name="T148" style:parent-style-name="Tipodeletrapredefinidodoparágrafo" style:family="text">
      <style:text-properties style:font-name="Porto Sans Light" style:font-name-complex="PortoSerif-Light" fo:font-size="14pt" style:font-size-asian="14pt" style:font-size-complex="18pt"/>
    </style:style>
    <style:style style:name="P149" style:parent-style-name="BasicParagraph" style:family="paragraph">
      <style:paragraph-properties fo:line-height="300%"/>
      <style:text-properties style:font-name="PortoSerif-Light" style:font-name-complex="PortoSerif-Light" fo:font-size="18pt" style:font-size-asian="18pt" style:font-size-complex="18pt"/>
    </style:style>
    <style:style style:name="P150" style:parent-style-name="BasicParagraph" style:family="paragraph">
      <style:paragraph-properties fo:line-height="150%"/>
      <style:text-properties style:font-name="Porto Sans Light" style:font-name-complex="PortoSerif-Light" fo:font-weight="bold" style:font-weight-asian="bold" fo:font-size="16pt" style:font-size-asian="16pt" style:font-size-complex="18pt"/>
    </style:style>
    <style:style style:name="P151" style:parent-style-name="BasicParagraph" style:family="paragraph">
      <style:paragraph-properties fo:line-height="150%"/>
      <style:text-properties style:font-name="Porto Sans Light" style:font-name-complex="PortoSerif-Light" style:font-size-complex="18pt"/>
    </style:style>
    <style:style style:name="P152" style:parent-style-name="BasicParagraph" style:family="paragraph">
      <style:paragraph-properties fo:line-height="150%"/>
      <style:text-properties style:font-name="Porto Sans Light" style:font-name-complex="PortoSerif-Light" style:font-size-complex="18pt"/>
    </style:style>
    <style:style style:name="P153" style:parent-style-name="BasicParagraph" style:family="paragraph">
      <style:paragraph-properties fo:line-height="150%"/>
      <style:text-properties style:font-name="Porto Sans Light" style:font-name-complex="PortoSerif-Light" style:font-size-complex="18pt"/>
    </style:style>
    <style:style style:name="P154" style:parent-style-name="BasicParagraph" style:family="paragraph">
      <style:paragraph-properties fo:line-height="150%"/>
      <style:text-properties style:font-name="Porto Sans Light" style:font-name-complex="PortoSerif-Light" style:font-size-complex="18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text-properties fo:language="en" fo:country="GB"/>
    </style:style>
    <style:style style:name="TableRow157" style:family="table-row">
      <style:table-row-properties style:min-row-height="0.7576in" style:use-optimal-row-height="false" fo:keep-together="always"/>
    </style:style>
    <style:style style:name="P158" style:parent-style-name="Normal" style:family="paragraph">
      <style:text-properties fo:language="en" fo:country="GB"/>
    </style:style>
    <style:style style:name="P159" style:parent-style-name="BasicParagraph" style:family="paragraph">
      <style:paragraph-properties fo:line-height="130%"/>
      <style:text-properties style:font-name="PortoSerif-Regular" style:font-name-complex="PortoSerif-Regular" fo:letter-spacing="-0.0034in" fo:font-size="24pt" style:font-size-asian="24pt" style:font-size-complex="24pt"/>
    </style:style>
    <style:style style:name="P160" style:parent-style-name="Normal" style:family="paragraph">
      <style:text-properties fo:language="en" fo:country="GB"/>
    </style:style>
    <style:style style:name="TableRow161" style:family="table-row">
      <style:table-row-properties style:min-row-height="0.1951in" style:use-optimal-row-height="false" fo:keep-together="always"/>
    </style:style>
    <style:style style:name="P162" style:parent-style-name="Normal" style:family="paragraph">
      <style:text-properties fo:language="en" fo:country="GB"/>
    </style:style>
    <style:style style:name="P163" style:parent-style-name="BasicParagraph" style:family="paragraph">
      <style:paragraph-properties fo:line-height="130%"/>
      <style:text-properties style:font-name="PortoSerif-Regular" style:font-name-complex="PortoSerif-Regular" fo:letter-spacing="-0.0034in" fo:font-size="24pt" style:font-size-asian="24pt" style:font-size-complex="24pt"/>
    </style:style>
    <style:style style:name="P164" style:parent-style-name="Normal" style:family="paragraph">
      <style:text-properties fo:language="en" fo:country="GB"/>
    </style:style>
    <style:style style:name="TableRow165" style:family="table-row">
      <style:table-row-properties style:min-row-height="3.1479in" style:use-optimal-row-height="false" fo:keep-together="always"/>
    </style:style>
    <style:style style:name="TableCell16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7" style:parent-style-name="BasicParagraph" style:family="paragraph">
      <style:paragraph-properties fo:text-align="justify" fo:line-height="150%" fo:margin-left="1.1576in" fo:margin-right="0.8604in">
        <style:tab-stops/>
      </style:paragraph-properties>
      <style:text-properties style:font-name="Porto Sans Light" style:font-name-complex="PortoSerif-Regular" fo:font-size="11pt" style:font-size-asian="11pt" style:font-size-complex="14pt"/>
    </style:style>
    <style:style style:name="P168" style:parent-style-name="BasicParagraph" style:family="paragraph">
      <style:paragraph-properties fo:text-align="justify" fo:line-height="150%" fo:margin-left="1.1576in" fo:margin-right="0.8604in">
        <style:tab-stops/>
      </style:paragraph-properties>
      <style:text-properties style:font-name="Porto Sans Light" style:font-name-complex="PortoSerif-Regular" fo:font-size="11pt" style:font-size-asian="11pt" style:font-size-complex="14pt"/>
    </style:style>
    <style:style style:name="P169" style:parent-style-name="Normal" style:family="paragraph">
      <style:text-properties fo:language="en" fo:country="GB"/>
    </style:style>
    <style:style style:name="P170" style:parent-style-name="Normal" style:family="paragraph">
      <style:text-properties fo:language="en" fo:country="GB"/>
    </style:style>
    <style:style style:name="P171" style:parent-style-name="Normal" style:family="paragraph">
      <style:text-properties fo:language="en" fo:country="GB"/>
    </style:style>
    <style:style style:name="P172" style:parent-style-name="Normal" style:family="paragraph">
      <style:text-properties fo:language="en" fo:country="GB"/>
    </style:style>
    <style:style style:name="P173" style:parent-style-name="Normal" style:family="paragraph">
      <style:text-properties fo:language="en" fo:country="GB"/>
    </style:style>
    <style:style style:name="P174" style:parent-style-name="BasicParagraph" style:family="paragraph">
      <style:paragraph-properties fo:text-align="justify" fo:margin-left="12.1083in" fo:text-indent="-10.0409in">
        <style:tab-stops/>
      </style:paragraph-properties>
    </style:style>
    <style:style style:name="T175" style:parent-style-name="Tipodeletrapredefinidodoparágrafo" style:family="text">
      <style:text-properties style:font-name="Porto Sans Light" style:font-name-complex="PortoSans-Light" fo:text-transform="uppercase" fo:language="pt" fo:country="PT"/>
    </style:style>
    <style:style style:name="T176" style:parent-style-name="Tipodeletrapredefinidodoparágrafo" style:family="text">
      <style:text-properties style:font-name="Porto Sans Light" style:font-name-complex="PortoSans-Light" fo:text-transform="uppercase" fo:language="pt" fo:country="PT"/>
    </style:style>
    <style:style style:name="T177" style:parent-style-name="Tipodeletrapredefinidodoparágrafo" style:family="text">
      <style:text-properties style:font-name="Porto Sans Bold" style:font-name-complex="PortoSans-Bold" style:font-weight-complex="bold" fo:text-transform="uppercase" fo:language="pt" fo:country="PT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Normal" style:family="paragraph">
      <style:paragraph-properties fo:break-before="page"/>
    </style:style>
    <style:style style:name="P180" style:parent-style-name="BasicParagraph" style:family="paragraph">
      <style:text-properties style:font-name="Porto Sans Light" style:font-name-complex="PortoSans-Light" fo:text-transform="uppercase" fo:language="pt" fo:country="PT"/>
    </style:style>
    <style:style style:name="P181" style:parent-style-name="BasicParagraph" style:family="paragraph">
      <style:text-properties style:font-name="Porto Sans Light" style:font-name-complex="PortoSans-Light" fo:text-transform="uppercase" fo:language="pt" fo:country="PT"/>
    </style:style>
    <style:style style:name="P182" style:parent-style-name="BasicParagraph" style:family="paragraph">
      <style:paragraph-properties fo:text-align="justify" fo:line-height="130%" fo:margin-right="0.6166in"/>
      <style:text-properties style:font-name="Porto Sans Light" style:font-name-complex="PortoSerif-Regular" style:font-size-complex="14pt" fo:language="pt" fo:country="PT"/>
    </style:style>
    <style:style style:name="P183" style:parent-style-name="Normal" style:family="paragraph">
      <style:paragraph-properties fo:margin-left="0.1972in">
        <style:tab-stops/>
      </style:paragraph-properties>
      <style:text-properties style:font-name="Porto Sans Light" style:font-name-complex="Arial" fo:font-weight="bold" style:font-weight-asian="bold" fo:font-size="14pt" style:font-size-asian="14pt" style:font-size-complex="14pt"/>
    </style:style>
    <style:style style:name="P184" style:parent-style-name="Normal" style:family="paragraph">
      <style:paragraph-properties fo:margin-left="0.1972in">
        <style:tab-stops/>
      </style:paragraph-properties>
      <style:text-properties style:font-name="Porto Sans Light" style:font-name-complex="Arial" fo:font-weight="bold" style:font-weight-asian="bold" fo:font-size="14pt" style:font-size-asian="14pt" style:font-size-complex="14pt"/>
    </style:style>
    <style:style style:name="P185" style:parent-style-name="Normal" style:family="paragraph">
      <style:paragraph-properties fo:text-align="justify" fo:line-height="150%"/>
    </style:style>
    <style:style style:name="P186" style:parent-style-name="Normal" style:family="paragraph">
      <style:paragraph-properties fo:text-align="justify" fo:line-height="150%" fo:margin-left="0.1972in" fo:margin-right="0.1805in">
        <style:tab-stops/>
      </style:paragraph-properties>
    </style:style>
    <style:style style:name="T187" style:parent-style-name="Tipodeletrapredefinidodoparágrafo" style:family="text">
      <style:text-properties style:font-name="Porto Sans Light" style:font-name-complex="Arial"/>
    </style:style>
    <style:style style:name="T188" style:parent-style-name="Tipodeletrapredefinidodoparágrafo" style:family="text">
      <style:text-properties style:font-name="Porto Sans Light" style:font-name-complex="Arial"/>
    </style:style>
    <style:style style:name="T189" style:parent-style-name="Tipodeletrapredefinidodoparágrafo" style:family="text">
      <style:text-properties style:font-name="Porto Sans Light" style:font-name-complex="Arial"/>
    </style:style>
    <style:style style:name="T190" style:parent-style-name="Tipodeletrapredefinidodoparágrafo" style:family="text">
      <style:text-properties style:font-name="Porto Sans Light" style:font-name-complex="Arial"/>
    </style:style>
    <style:style style:name="T191" style:parent-style-name="Tipodeletrapredefinidodoparágrafo" style:family="text">
      <style:text-properties style:font-name="Porto Sans Light" style:font-name-complex="Arial"/>
    </style:style>
    <style:style style:name="T192" style:parent-style-name="Tipodeletrapredefinidodoparágrafo" style:family="text">
      <style:text-properties style:font-name="Porto Sans Light" style:font-name-complex="Arial"/>
    </style:style>
    <style:style style:name="T193" style:parent-style-name="Tipodeletrapredefinidodoparágrafo" style:family="text">
      <style:text-properties style:font-name="Porto Sans Light" style:font-name-complex="Arial"/>
    </style:style>
    <style:style style:name="T194" style:parent-style-name="markedcontent" style:family="text">
      <style:text-properties style:font-name="Porto Sans Light" style:font-name-complex="Arial" fo:language="en" fo:country="GB"/>
    </style:style>
    <style:style style:name="P195" style:parent-style-name="BasicParagraph" style:family="paragraph">
      <style:paragraph-properties fo:text-align="justify" fo:line-height="130%" fo:margin-left="1.1576in" fo:margin-right="0.6166in">
        <style:tab-stops/>
      </style:paragraph-properties>
      <style:text-properties style:font-name="Porto Sans Light" style:font-name-complex="PortoSerif-Regular" style:font-size-complex="14pt"/>
    </style:style>
    <style:style style:name="P196" style:parent-style-name="BasicParagraph" style:family="paragraph">
      <style:paragraph-properties fo:text-align="justify" fo:line-height="130%" fo:margin-left="1.1576in" fo:margin-right="0.6166in">
        <style:tab-stops/>
      </style:paragraph-properties>
      <style:text-properties style:font-name="Porto Sans Light" style:font-name-complex="PortoSerif-Regular" style:font-size-complex="14pt"/>
    </style:style>
    <style:style style:name="P197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start-margin" style:vertical-rel="line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<draw:frame draw:z-index="251656704" draw:style-name="a0" draw:name="Picture 1" text:anchor-type="paragraph" svg:x="5.5125in" svg:y="0.59097in" svg:width="1.78403in" svg:height="0.39236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14">
            <text:p text:style-name="Normal"/>
          </table:table-cell>
          <table:table-cell table:style-name="TableCell15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16" table:number-columns-spanned="2">
            <text:p text:style-name="Normal"/>
          </table:table-cell>
          <table:covered-table-cell/>
        </table:table-row>
        <table:table-row table:style-name="TableRow17">
          <table:table-cell table:style-name="TableCell18">
            <text:p text:style-name="P19"/>
            <text:p text:style-name="P20"/>
          </table:table-cell>
          <table:table-cell table:style-name="TableCell21" table:number-columns-spanned="5">
            <text:p text:style-name="P22">Escola<text:s/></text:p>
            <text:p text:style-name="P23">superior</text:p>
            <text:p text:style-name="P24">de tecnologia<text:s/></text:p>
            <text:p text:style-name="P25">e gestão</text:p>
            <text:p text:style-name="P26">POLITÉCNICO<text:s/></text:p>
            <text:p text:style-name="P27">DO<text:s/>PORTO</text:p>
            <text:p text:style-name="P28"/>
          </table:table-cell>
          <table:covered-table-cell/>
          <table:covered-table-cell/>
          <table:covered-table-cell/>
          <table:covered-table-cell/>
          <table:table-cell table:style-name="TableCell29" table:number-columns-spanned="2">
            <text:p text:style-name="P30"/>
          </table:table-cell>
          <table:covered-table-cell/>
        </table:table-row>
        <table:table-row table:style-name="TableRow31">
          <table:table-cell table:style-name="TableCell32" table:number-columns-spanned="3" table:number-rows-spanned="2">
            <text:p text:style-name="P33"/>
            <text:p text:style-name="P34"/>
            <text:p text:style-name="P35"/>
            <text:p text:style-name="P36"/>
            <text:p text:style-name="P37"/>
            <text:p text:style-name="P38"/>
          </table:table-cell>
          <table:covered-table-cell/>
          <table:covered-table-cell/>
          <table:table-cell table:style-name="TableCell39" table:number-rows-spanned="2">
            <text:p text:style-name="P40"><text:span text:style-name="T41">M</text:span></text:p>
          </table:table-cell>
          <table:table-cell table:style-name="TableCell42">
            <text:p text:style-name="P43"/>
          </table:table-cell>
          <table:table-cell table:style-name="TableCell44" table:number-columns-spanned="3">
            <text:p text:style-name="P45"/>
          </table:table-cell>
          <table:covered-table-cell/>
          <table:covered-table-cell/>
        </table:table-row>
        <table:table-row table:style-name="TableRow46">
          <table:covered-table-cell>
            <text:p text:style-name="P47"/>
          </table:covered-table-cell>
          <table:covered-table-cell/>
          <table:covered-table-cell/>
          <table:covered-table-cell>
            <text:p text:style-name="P48"/>
          </table:covered-table-cell>
          <table:table-cell table:style-name="TableCell49" table:number-columns-spanned="2">
            <text:p text:style-name="P50">MESTRADO</text:p>
            <text:p text:style-name="P51"><text:span text:style-name="T52">Engenharia Informática</text:span></text:p>
          </table:table-cell>
          <table:covered-table-cell/>
          <table:table-cell table:style-name="TableCell53">
            <text:p text:style-name="Normal"/>
          </table:table-cell>
          <table:table-cell table:style-name="TableCell54">
            <text:p text:style-name="Normal"/>
          </table:table-cell>
        </table:table-row>
        <table:table-row table:style-name="TableRow55">
          <table:table-cell table:style-name="TableCell56" table:number-columns-spanned="3" table:number-rows-spanned="3">
            <text:p text:style-name="Normal"/>
          </table:table-cell>
          <table:covered-table-cell/>
          <table:covered-table-cell/>
          <table:table-cell table:style-name="TableCell57" table:number-columns-spanned="3" table:number-rows-spanned="3">
            <text:p text:style-name="P58"><text:span text:style-name="T59">Abordagem Híbrida para a Classificação da Doença de Parkinson através da Voz</text:span></text:p>
            <text:p text:style-name="P60"><text:span text:style-name="T61">Luís Pedro Magalhães da Silva</text:span></text:p>
            <text:p text:style-name="P62"/>
            <text:p text:style-name="P63"/>
            <text:p text:style-name="P64"><text:span text:style-name="T65">07</text:span><text:span text:style-name="T66">/</text:span><text:span text:style-name="T67">2024</text:span></text:p>
            <text:p text:style-name="Normal"/>
          </table:table-cell>
          <table:covered-table-cell/>
          <table:covered-table-cell/>
          <table:table-cell table:style-name="TableCell68" table:number-rows-spanned="3">
            <text:p text:style-name="Normal"/>
          </table:table-cell>
          <table:table-cell table:style-name="TableCell69">
            <text:p text:style-name="Normal"/>
          </table:table-cell>
        </table:table-row>
        <table:table-row table:style-name="TableRow70">
          <table:covered-table-cell>
            <text:p text:style-name="Normal"/>
          </table:covered-table-cell>
          <table:covered-table-cell/>
          <table:covered-table-cell/>
          <table:covered-table-cell>
            <text:p text:style-name="P71"/>
          </table:covered-table-cell>
          <table:covered-table-cell/>
          <table:covered-table-cell/>
          <table:covered-table-cell>
            <text:p text:style-name="Normal"/>
          </table:covered-table-cell>
          <table:table-cell table:style-name="TableCell72">
            <text:p text:style-name="Normal"/>
          </table:table-cell>
        </table:table-row>
        <table:table-row table:style-name="TableRow73">
          <table:covered-table-cell>
            <text:p text:style-name="Normal"/>
          </table:covered-table-cell>
          <table:covered-table-cell/>
          <table:covered-table-cell/>
          <table:covered-table-cell>
            <text:p text:style-name="P74"/>
          </table:covered-table-cell>
          <table:covered-table-cell/>
          <table:covered-table-cell/>
          <table:covered-table-cell>
            <text:p text:style-name="Normal"/>
          </table:covered-table-cell>
          <table:table-cell table:style-name="TableCell75">
            <text:p text:style-name="Normal"/>
          </table:table-cell>
        </table:table-row>
        <table:table-row table:style-name="TableRow76">
          <table:table-cell table:style-name="TableCell77" table:number-columns-spanned="8">
            <text:p text:style-name="Normal"><text:span text:style-name="T78"><draw:frame draw:z-index="251660800" draw:style-name="a1" draw:name="Picture 54" text:anchor-type="paragraph" svg:x="0.0125in" svg:y="-1.76806in" svg:width="4.92292in" svg:height="3in" style:rel-width="scale" style:rel-height="scale"><draw:image xlink:href="media/image2.emf" xlink:type="simple" xlink:show="embed" xlink:actuate="onLoad"/><svg:title/><svg:desc/></draw:frame></text:span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><text:s/></text:p>
      <text:p text:style-name="P79"/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Normal"><text:span text:style-name="T91"><draw:frame draw:z-index="251662848" draw:style-name="a2" draw:name="Picture 1" text:anchor-type="paragraph" svg:x="5.5125in" svg:y="0.59097in" svg:width="1.78403in" svg:height="0.39236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92">
            <text:p text:style-name="Normal"/>
          </table:table-cell>
          <table:table-cell table:style-name="TableCell93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94">
            <text:p text:style-name="Normal"/>
          </table:table-cell>
          <table:table-cell table:style-name="TableCell95">
            <text:p text:style-name="Normal"/>
          </table:table-cell>
        </table:table-row>
        <table:table-row table:style-name="TableRow96">
          <table:table-cell table:style-name="TableCell97">
            <text:p text:style-name="P98"/>
            <text:p text:style-name="P99"/>
            <text:p text:style-name="P100"/>
            <text:p text:style-name="P101"/>
            <text:p text:style-name="P102"/>
          </table:table-cell>
          <table:table-cell table:style-name="TableCell103" table:number-columns-spanned="5">
            <text:p text:style-name="P104">Escola<text:s/></text:p>
            <text:p text:style-name="P105">superior</text:p>
            <text:p text:style-name="P106">de tecnologia<text:s/></text:p>
            <text:p text:style-name="P107">e gestão</text:p>
            <text:p text:style-name="P108">POLITÉCNICO<text:s/></text:p>
            <text:p text:style-name="Normal"><text:span text:style-name="T109">DO PORTO</text:span><text:span text:style-name="T110"><text:s/></text:span></text:p>
          </table:table-cell>
          <table:covered-table-cell/>
          <table:covered-table-cell/>
          <table:covered-table-cell/>
          <table:covered-table-cell/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 table:number-columns-spanned="3" table:number-rows-spanned="2"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</table:table-cell>
          <table:covered-table-cell/>
          <table:covered-table-cell/>
          <table:table-cell table:style-name="TableCell123" table:number-rows-spanned="2">
            <text:p text:style-name="P124"><text:span text:style-name="T125">M</text:span></text:p>
          </table:table-cell>
          <table:table-cell table:style-name="TableCell126">
            <text:p text:style-name="P127"/>
          </table:table-cell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</table:table-row>
        <table:table-row table:style-name="TableRow132">
          <table:covered-table-cell>
            <text:p text:style-name="P133"/>
          </table:covered-table-cell>
          <table:covered-table-cell/>
          <table:covered-table-cell/>
          <table:covered-table-cell>
            <text:p text:style-name="P134"/>
          </table:covered-table-cell>
          <table:table-cell table:style-name="TableCell135" table:number-columns-spanned="2">
            <text:p text:style-name="P136">mestrado</text:p>
            <text:p text:style-name="P137"><text:span text:style-name="T138">ENGENHARIA INFORMÁTICA</text:span></text:p>
          </table:table-cell>
          <table:covered-table-cell/>
          <table:table-cell table:style-name="TableCell139" table:number-columns-spanned="2">
            <text:p text:style-name="Normal"/>
          </table:table-cell>
          <table:covered-table-cell/>
        </table:table-row>
        <table:table-row table:style-name="TableRow140">
          <table:table-cell table:style-name="TableCell141" table:number-columns-spanned="3" table:number-rows-spanned="3">
            <text:p text:style-name="Normal"/>
          </table:table-cell>
          <table:covered-table-cell/>
          <table:covered-table-cell/>
          <table:table-cell table:style-name="TableCell142" table:number-columns-spanned="3" table:number-rows-spanned="3">
            <text:p text:style-name="P143"><text:span text:style-name="T144">Abordagem Híbrida para a Classificação da Doença de Parkinson através da Voz</text:span></text:p>
            <text:p text:style-name="P145"><text:span text:style-name="T146">Luís Pedro Magalhães da Silva</text:span></text:p>
            <text:p text:style-name="P147"><text:span text:style-name="T148">8220025</text:span></text:p>
            <text:p text:style-name="P149"/>
            <text:p text:style-name="P150">Orientador</text:p>
            <text:p text:style-name="P151">Prof. Doutor João Ricardo Martins Ramos</text:p>
            <text:p text:style-name="P152"/>
            <text:p text:style-name="P153"/>
            <text:p text:style-name="P154"/>
          </table:table-cell>
          <table:covered-table-cell/>
          <table:covered-table-cell/>
          <table:table-cell table:style-name="TableCell155" table:number-columns-spanned="2" table:number-rows-spanned="3">
            <text:p text:style-name="P156"/>
          </table:table-cell>
          <table:covered-table-cell/>
        </table:table-row>
        <table:table-row table:style-name="TableRow157">
          <table:covered-table-cell>
            <text:p text:style-name="P158"/>
          </table:covered-table-cell>
          <table:covered-table-cell/>
          <table:covered-table-cell/>
          <table:covered-table-cell>
            <text:p text:style-name="P159"/>
          </table:covered-table-cell>
          <table:covered-table-cell/>
          <table:covered-table-cell/>
          <table:covered-table-cell>
            <text:p text:style-name="P160"/>
          </table:covered-table-cell>
          <table:covered-table-cell/>
        </table:table-row>
        <table:table-row table:style-name="TableRow161">
          <table:covered-table-cell>
            <text:p text:style-name="P162"/>
          </table:covered-table-cell>
          <table:covered-table-cell/>
          <table:covered-table-cell/>
          <table:covered-table-cell>
            <text:p text:style-name="P163"/>
          </table:covered-table-cell>
          <table:covered-table-cell/>
          <table:covered-table-cell/>
          <table:covered-table-cell>
            <text:p text:style-name="P164"/>
          </table:covered-table-cell>
          <table:covered-table-cell/>
        </table:table-row>
        <table:table-row table:style-name="TableRow165">
          <table:table-cell table:style-name="TableCell166" table:number-columns-spanned="7">
            <text:p text:style-name="P167">Dissertação apresentado para cumprimento dos requisitos necessários à obtenção do grau de Mestre</text:p>
            <text:p text:style-name="P168">em Engenharia Informática pela Escola Superior de Tecnologia e Gestão do Instituto Politécnico do Porto.</text:p>
            <text:p text:style-name="P169"/>
            <text:p text:style-name="P170"/>
            <text:p text:style-name="P171"/>
            <text:p text:style-name="P172"/>
            <text:p text:style-name="P173"/>
            <text:p text:style-name="P174"><text:span text:style-name="T175">07</text:span><text:span text:style-name="T176">/</text:span><text:span text:style-name="T177">2024</text:span></text:p>
            <text:p text:style-name="Normal"/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8">
            <text:p text:style-name="Normal"/>
          </table:table-cell>
        </table:table-row>
      </table:table>
      <text:p text:style-name="P179"/>
      <text:p text:style-name="P180"/>
      <text:p text:style-name="P181"/>
      <text:p text:style-name="Normal"/>
      <text:p text:style-name="Normal"/>
      <text:p text:style-name="P182"/>
      <text:p text:style-name="P183"/>
      <text:p text:style-name="P184">Declaração de Integridade</text:p>
      <text:p text:style-name="P185"/>
      <text:p text:style-name="P186"><text:span text:style-name="T187">Eu,<text:s/></text:span><text:span text:style-name="T188">Luís Pedro Magalhães da Silva</text:span><text:span text:style-name="T189">, estudante nº<text:s/></text:span><text:span text:style-name="T190">8220025</text:span><text:span text:style-name="T191">, do Mestrado de Engenharia Informática, da Escola Superior de Tecnologia e Gestão do Instituto Politécnico do Porto, declaro que não fiz plágio nem autoplágio, pelo que o trabalho intitulado “</text:span><text:span text:style-name="T192">Abordagem Híbrida para a Classificação da DOneça de Parkinson através da voz</text:span><text:span text:style-name="T193">” é original e da minha autoria, não tendo sido usado previamente para qualquer outro fim. Mais declaro que todas as fontes usadas estão citadas, no texto e na bibliografia final, segundo as regras de referenciação adotadas na instituição</text:span><text:span text:style-name="T194">.</text:span></text:p>
      <text:p text:style-name="P195"/>
      <text:p text:style-name="P196"/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wiss" style:font-pitch="variable"/>
    <style:font-face style:name="MinionPro-Regular" svg:font-family="MinionPro-Regular" style:font-family-generic="system"/>
    <style:font-face style:name="Porto Sans Bold" svg:font-family="Porto Sans Bold" style:font-family-generic="system" style:font-pitch="variable"/>
    <style:font-face style:name="PortoSans-Bold" svg:font-family="PortoSans-Bold" style:font-family-generic="system" style:font-pitch="variable"/>
    <style:font-face style:name="Porto Sans Light" svg:font-family="Porto Sans Light" style:font-family-generic="system" style:font-pitch="variable"/>
    <style:font-face style:name="PortoSans-Regular" svg:font-family="PortoSans-Regular" style:font-family-generic="system"/>
    <style:font-face style:name="Porto Sans" svg:font-family="Porto Sans" style:font-family-generic="system" style:font-pitch="variable"/>
    <style:font-face style:name="PortoSerif-Regular" svg:font-family="PortoSerif-Regular" style:font-family-generic="system" style:font-pitch="variable"/>
    <style:font-face style:name="Porto Serif Light" svg:font-family="Porto Serif Light" style:font-family-generic="system" style:font-pitch="variable"/>
    <style:font-face style:name="PortoSerif-Light" svg:font-family="PortoSerif-Light" style:font-family-generic="system" style:font-pitch="variable"/>
    <style:font-face style:name="PortoSans-Light" svg:font-family="PortoSans-Light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Lucida Grande" fo:font-size="9pt" style:font-size-asian="9pt" style:font-size-complex="9pt"/>
    </style:style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language="en" fo:country="GB" fo:hyphenate="false"/>
    </style:style>
    <style:style style:name="markedcontent" style:display-name="markedcontent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i Mendonça</meta:initial-creator>
    <dc:creator>luis silva</dc:creator>
    <meta:creation-date>2023-04-19T14:43:00Z</meta:creation-date>
    <dc:date>2024-04-12T10:41:00Z</dc:date>
    <meta:print-date>2017-06-22T15:30:00Z</meta:print-date>
    <meta:template xlink:href="Normal" xlink:type="simple"/>
    <meta:editing-cycles>10</meta:editing-cycles>
    <meta:editing-duration>PT660S</meta:editing-duration>
    <meta:document-statistic meta:page-count="3" meta:paragraph-count="2" meta:word-count="218" meta:character-count="1395" meta:row-count="9" meta:non-whitespace-character-count="1179"/>
  </office:meta>
</office:document-meta>
</file>